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</style:style>
    <style:style style:name="ce15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4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42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Hybri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– single_rounds ignore=0.05 –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 -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 – TAKE 2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table:number-columns-repeated="4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table:number-columns-repeated="4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table:number-columns-repeated="4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table:number-columns-repeated="4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19096" calcext:value-type="float">
            <text:p>0.019096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6329" calcext:value-type="float">
            <text:p>0.0186329</text:p>
          </table:table-cell>
          <table:table-cell office:value-type="float" office:value="0.0191638" calcext:value-type="float">
            <text:p>0.0191638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46475" calcext:value-type="float">
            <text:p>0.046475</text:p>
          </table:table-cell>
          <table:table-cell office:value-type="float" office:value="0.0467973" calcext:value-type="float">
            <text:p>0.0467973</text:p>
          </table:table-cell>
          <table:table-cell table:number-columns-repeated="11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548773" calcext:value-type="float">
            <text:p>0.0548773</text:p>
          </table:table-cell>
          <table:table-cell table:number-columns-repeated="11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0.0709533" calcext:value-type="float">
            <text:p>0.0709533</text:p>
          </table:table-cell>
          <table:table-cell office:value-type="float" office:value="0.0609493" calcext:value-type="float">
            <text:p>0.0609493</text:p>
          </table:table-cell>
          <table:table-cell table:number-columns-repeated="18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5" office:value-type="float" office:value="0.009044" calcext:value-type="float">
            <text:p>0.009044</text:p>
          </table:table-cell>
          <table:table-cell table:style-name="ce5" office:value-type="float" office:value="0.008605" calcext:value-type="float">
            <text:p>0.008605</text:p>
          </table:table-cell>
          <table:table-cell table:style-name="ce5" office:value-type="float" office:value="0.0077671" calcext:value-type="float">
            <text:p>0.0077671</text:p>
          </table:table-cell>
          <table:table-cell table:style-name="ce7"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table:style-name="ce3"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table:style-name="ce8" office:value-type="float" office:value="0.0103475" calcext:value-type="float">
            <text:p>0.0103475</text:p>
          </table:table-cell>
          <table:table-cell table:number-columns-repeated="2"/>
          <table:table-cell table:style-name="ce2" office:value-type="float" office:value="0.0031" calcext:value-type="float">
            <text:p>0.0031</text:p>
          </table:table-cell>
          <table:table-cell table:style-name="ce5" office:value-type="float" office:value="0.009446" calcext:value-type="float">
            <text:p>0.009446</text:p>
          </table:table-cell>
          <table:table-cell table:style-name="ce5" office:value-type="float" office:value="0.0084033" calcext:value-type="float">
            <text:p>0.0084033</text:p>
          </table:table-cell>
          <table:table-cell table:style-name="ce5" office:value-type="float" office:value="0.0079929" calcext:value-type="float">
            <text:p>0.0079929</text:p>
          </table:table-cell>
          <table:table-cell table:style-name="ce7" office:value-type="float" office:value="0.0078013" calcext:value-type="float">
            <text:p>0.0078013</text:p>
          </table:table-cell>
          <table:table-cell table:number-columns-repeated="2"/>
          <table:table-cell table:style-name="ce2" office:value-type="float" office:value="0.0033" calcext:value-type="float">
            <text:p>0.0033</text:p>
          </table:table-cell>
          <table:table-cell table:style-name="ce5" office:value-type="float" office:value="0.010862" calcext:value-type="float">
            <text:p>0.010862</text:p>
          </table:table-cell>
          <table:table-cell table:style-name="ce5" office:value-type="float" office:value="0.0100833" calcext:value-type="float">
            <text:p>0.0100833</text:p>
          </table:table-cell>
          <table:table-cell table:style-name="ce5" office:value-type="float" office:value="0.0093514" calcext:value-type="float">
            <text:p>0.0093514</text:p>
          </table:table-cell>
          <table:table-cell table:style-name="ce7"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table:style-name="ce3"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table:style-name="ce8" office:value-type="float" office:value="0.0137112" calcext:value-type="float">
            <text:p>0.0137112</text:p>
          </table:table-cell>
          <table:table-cell table:number-columns-repeated="2"/>
          <table:table-cell table:style-name="ce3"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table:style-name="ce8" office:value-type="float" office:value="0.0102187" calcext:value-type="float">
            <text:p>0.0102187</text:p>
          </table:table-cell>
          <table:table-cell table:number-columns-repeated="2"/>
          <table:table-cell table:style-name="ce3"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table:style-name="ce8"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table:style-name="ce3"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table:style-name="ce8" office:value-type="float" office:value="0.0173388" calcext:value-type="float">
            <text:p>0.0173388</text:p>
          </table:table-cell>
          <table:table-cell table:number-columns-repeated="2"/>
          <table:table-cell table:style-name="ce3"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table:style-name="ce8" office:value-type="float" office:value="0.0139337" calcext:value-type="float">
            <text:p>0.0139337</text:p>
          </table:table-cell>
          <table:table-cell table:number-columns-repeated="2"/>
          <table:table-cell table:style-name="ce3"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table:style-name="ce8"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table:style-name="ce3"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table:style-name="ce8" office:value-type="float" office:value="0.0214012" calcext:value-type="float">
            <text:p>0.0214012</text:p>
          </table:table-cell>
          <table:table-cell table:number-columns-repeated="2"/>
          <table:table-cell table:style-name="ce3"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table:style-name="ce8" office:value-type="float" office:value="0.0177163" calcext:value-type="float">
            <text:p>0.0177163</text:p>
          </table:table-cell>
          <table:table-cell table:number-columns-repeated="2"/>
          <table:table-cell table:style-name="ce3"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table:style-name="ce8"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table:style-name="ce3"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table:style-name="ce8" office:value-type="float" office:value="0.026095" calcext:value-type="float">
            <text:p>0.026095</text:p>
          </table:table-cell>
          <table:table-cell table:number-columns-repeated="2"/>
          <table:table-cell table:style-name="ce3"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table:style-name="ce8" office:value-type="float" office:value="0.0219188" calcext:value-type="float">
            <text:p>0.0219188</text:p>
          </table:table-cell>
          <table:table-cell table:number-columns-repeated="2"/>
          <table:table-cell table:style-name="ce3"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table:style-name="ce8" office:value-type="float" office:value="0.0208575" calcext:value-type="float">
            <text:p>0.0208575</text:p>
          </table:table-cell>
          <table:table-cell table:number-columns-repeated="2"/>
          <table:table-cell table:style-name="ce2" office:value-type="float" office:value="0.004" calcext:value-type="float">
            <text:p>0.004</text:p>
          </table:table-cell>
          <table:table-cell table:style-name="ce5" office:value-type="float" office:value="0.0111422" calcext:value-type="float">
            <text:p>0.0111422</text:p>
          </table:table-cell>
          <table:table-cell table:style-name="ce5" office:value-type="float" office:value="0.0093617" calcext:value-type="float">
            <text:p>0.0093617</text:p>
          </table:table-cell>
          <table:table-cell table:style-name="ce5" office:value-type="float" office:value="0.0084947" calcext:value-type="float">
            <text:p>0.0084947</text:p>
          </table:table-cell>
          <table:table-cell table:style-name="ce7"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table:style-name="ce4" office:value-type="float" office:value="0.0036" calcext:value-type="float">
            <text:p>0.0036</text:p>
          </table:table-cell>
          <table:table-cell table:style-name="ce6" office:value-type="float" office:value="0.02649" calcext:value-type="float">
            <text:p>0.02649</text:p>
          </table:table-cell>
          <table:table-cell table:style-name="ce6" office:value-type="float" office:value="0.0270633" calcext:value-type="float">
            <text:p>0.0270633</text:p>
          </table:table-cell>
          <table:table-cell table:style-name="ce6" office:value-type="float" office:value="0.0284929" calcext:value-type="float">
            <text:p>0.0284929</text:p>
          </table:table-cell>
          <table:table-cell table:style-name="ce9" office:value-type="float" office:value="0.0301325" calcext:value-type="float">
            <text:p>0.0301325</text:p>
          </table:table-cell>
          <table:table-cell table:number-columns-repeated="2"/>
          <table:table-cell table:style-name="ce3"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table:style-name="ce8" office:value-type="float" office:value="0.0262375" calcext:value-type="float">
            <text:p>0.0262375</text:p>
          </table:table-cell>
          <table:table-cell table:number-columns-repeated="2"/>
          <table:table-cell table:style-name="ce3"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table:style-name="ce8" office:value-type="float" office:value="0.0247325" calcext:value-type="float">
            <text:p>0.0247325</text:p>
          </table:table-cell>
          <table:table-cell table:number-columns-repeated="2"/>
          <table:table-cell table:style-name="ce3"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table:style-name="ce8"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table:style-name="ce4" office:value-type="float" office:value="0.0037" calcext:value-type="float">
            <text:p>0.0037</text:p>
          </table:table-cell>
          <table:table-cell table:style-name="ce6" office:value-type="float" office:value="0.026474" calcext:value-type="float">
            <text:p>0.026474</text:p>
          </table:table-cell>
          <table:table-cell table:style-name="ce6" office:value-type="float" office:value="0.027275" calcext:value-type="float">
            <text:p>0.027275</text:p>
          </table:table-cell>
          <table:table-cell table:style-name="ce6" office:value-type="float" office:value="0.0287371" calcext:value-type="float">
            <text:p>0.0287371</text:p>
          </table:table-cell>
          <table:table-cell table:style-name="ce9" office:value-type="float" office:value="0.0303475" calcext:value-type="float">
            <text:p>0.0303475</text:p>
          </table:table-cell>
          <table:table-cell table:number-columns-repeated="2"/>
          <table:table-cell table:style-name="ce4" office:value-type="float" office:value="0.0039" calcext:value-type="float">
            <text:p>0.0039</text:p>
          </table:table-cell>
          <table:table-cell table:style-name="ce6" office:value-type="float" office:value="0.025708" calcext:value-type="float">
            <text:p>0.025708</text:p>
          </table:table-cell>
          <table:table-cell table:style-name="ce6" office:value-type="float" office:value="0.0262717" calcext:value-type="float">
            <text:p>0.0262717</text:p>
          </table:table-cell>
          <table:table-cell table:style-name="ce6" office:value-type="float" office:value="0.0272029" calcext:value-type="float">
            <text:p>0.0272029</text:p>
          </table:table-cell>
          <table:table-cell table:style-name="ce9" office:value-type="float" office:value="0.0283137" calcext:value-type="float">
            <text:p>0.0283137</text:p>
          </table:table-cell>
          <table:table-cell table:number-columns-repeated="2"/>
          <table:table-cell table:style-name="ce3"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table:style-name="ce8"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table:style-name="ce3"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table:style-name="ce8"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table:style-name="ce3"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table:style-name="ce8"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table:style-name="ce4" office:value-type="float" office:value="0.0045" calcext:value-type="float">
            <text:p>0.0045</text:p>
          </table:table-cell>
          <table:table-cell table:style-name="ce6" office:value-type="float" office:value="0.0197489" calcext:value-type="float">
            <text:p>0.0197489</text:p>
          </table:table-cell>
          <table:table-cell table:style-name="ce6" office:value-type="float" office:value="0.0194317" calcext:value-type="float">
            <text:p>0.0194317</text:p>
          </table:table-cell>
          <table:table-cell table:style-name="ce6" office:value-type="float" office:value="0.0200133" calcext:value-type="float">
            <text:p>0.0200133</text:p>
          </table:table-cell>
          <table:table-cell table:style-name="ce9"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BASIC – single_rounds_rev WRONGimplem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5"/>
          <table:table-cell table:style-name="ce1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15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 table:number-columns-spanned="6" table:number-rows-spanned="1">
            <text:p>a0 EPL</text:p>
          </table:table-cell>
          <table:covered-table-cell table:number-columns-repeated="5" table:style-name="ce14"/>
          <table:table-cell table:number-columns-repeated="2"/>
          <table:table-cell table:style-name="ce11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14"/>
          <table:table-cell table:number-columns-repeated="6"/>
        </table:table-row>
        <table:table-row table:style-name="ro1"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1" office:value-type="string" calcext:value-type="string" table:number-columns-spanned="6" table:number-rows-spanned="1">
            <text:p>eta EPL</text:p>
          </table:table-cell>
          <table:covered-table-cell table:number-columns-repeated="5" table:style-name="ce14"/>
          <table:table-cell table:number-columns-repeated="14"/>
        </table:table-row>
        <table:table-row table:style-name="ro1">
          <table:table-cell table:style-name="ce12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15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15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15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8"/>
        <table:table-row table:style-name="ro1">
          <table:table-cell table:style-name="ce2" office:value-type="float" office:value="0.0031" calcext:value-type="float">
            <text:p>0.0031</text:p>
          </table:table-cell>
          <table:table-cell table:style-name="ce5" office:value-type="float" office:value="0.009446" calcext:value-type="float">
            <text:p>0.009446</text:p>
          </table:table-cell>
          <table:table-cell table:style-name="ce5" office:value-type="float" office:value="0.0084033" calcext:value-type="float">
            <text:p>0.0084033</text:p>
          </table:table-cell>
          <table:table-cell table:style-name="ce5" office:value-type="float" office:value="0.0079929" calcext:value-type="float">
            <text:p>0.0079929</text:p>
          </table:table-cell>
          <table:table-cell table:style-name="ce7" office:value-type="float" office:value="0.0078013" calcext:value-type="float">
            <text:p>0.0078013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office:value-type="float" office:value="0.0102187" calcext:value-type="float">
            <text:p>0.0102187</text:p>
          </table:table-cell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office:value-type="float" office:value="0.0139337" calcext:value-type="float">
            <text:p>0.0139337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office:value-type="float" office:value="0.0177163" calcext:value-type="float">
            <text:p>0.0177163</text:p>
          </table:table-cell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office:value-type="float" office:value="0.0219188" calcext:value-type="float">
            <text:p>0.0219188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0.0262375" calcext:value-type="float">
            <text:p>0.0262375</text:p>
          </table:table-cell>
        </table:table-row>
        <table:table-row table:style-name="ro1">
          <table:table-cell table:style-name="ce4" office:value-type="float" office:value="0.0037" calcext:value-type="float">
            <text:p>0.0037</text:p>
          </table:table-cell>
          <table:table-cell table:style-name="ce6" office:value-type="float" office:value="0.026474" calcext:value-type="float">
            <text:p>0.026474</text:p>
          </table:table-cell>
          <table:table-cell table:style-name="ce6" office:value-type="float" office:value="0.027275" calcext:value-type="float">
            <text:p>0.027275</text:p>
          </table:table-cell>
          <table:table-cell table:style-name="ce6" office:value-type="float" office:value="0.0287371" calcext:value-type="float">
            <text:p>0.0287371</text:p>
          </table:table-cell>
          <table:table-cell table:style-name="ce9" office:value-type="float" office:value="0.0303475" calcext:value-type="float">
            <text:p>0.0303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11:20:42.989966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3T22:38:16.998634914</dc:date>
    <meta:editing-duration>P2DT21H47M</meta:editing-duration>
    <meta:editing-cycles>415</meta:editing-cycles>
    <meta:generator>LibreOffice/5.1.6.2$Linux_X86_64 LibreOffice_project/10m0$Build-2</meta:generator>
    <meta:document-statistic meta:table-count="3" meta:cell-count="3087" meta:object-count="0"/>
  </office:meta>
</office:document-meta>
</file>